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7903in" fo:margin-left="0.0563in" fo:margin-right="1.0785in" table:align="margins" style:writing-mode="lr-tb"/>
    </style:style>
    <style:style style:name="Table1.A" style:family="table-column">
      <style:table-column-properties style:column-width="1.8333in" style:rel-column-width="2640*"/>
    </style:style>
    <style:style style:name="Table1.B" style:family="table-column">
      <style:table-column-properties style:column-width="1.9792in" style:rel-column-width="2850*"/>
    </style:style>
    <style:style style:name="Table1.C" style:family="table-column">
      <style:table-column-properties style:column-width="1.9778in" style:rel-column-width="2848*"/>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text-properties fo:font-size="12pt" fo:font-weight="bold" style:font-size-asian="12pt" style:font-weight-asian="bold"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style:font-size-asian="12pt" style:font-size-complex="12pt"/>
    </style:style>
    <style:style style:name="P4" style:family="paragraph" style:parent-style-name="Standard" style:list-style-name="L1">
      <style:text-properties fo:font-size="12pt" style:font-size-asian="12pt" style:font-size-complex="12pt"/>
    </style:style>
    <style:style style:name="P5" style:family="paragraph" style:parent-style-name="Standard" style:list-style-name="L2">
      <style:text-properties fo:font-size="12pt" style:font-size-asian="12pt" style:font-size-complex="12pt"/>
    </style:style>
    <style:style style:name="P6" style:family="paragraph" style:parent-style-name="Standard" style:list-style-name="L3">
      <style:text-properties fo:font-size="12pt" style:font-size-asian="12pt" style:font-size-complex="12pt"/>
    </style:style>
    <style:style style:name="P7" style:family="paragraph" style:parent-style-name="Standard" style:list-style-name="L1">
      <style:text-properties fo:font-size="12pt" style:font-size-asian="12pt" style:font-size-complex="12pt"/>
    </style:style>
    <style:style style:name="P8" style:family="paragraph" style:parent-style-name="Standard" style:list-style-name="L2">
      <style:text-properties fo:font-size="12pt" style:font-size-asian="12pt" style:font-size-complex="12pt"/>
    </style:style>
    <style:style style:name="P9" style:family="paragraph" style:parent-style-name="Standard">
      <style:text-properties fo:font-size="12pt" fo:font-weight="normal" style:font-size-asian="12pt" style:font-weight-asian="normal" style:font-size-complex="12pt" style:font-weight-complex="normal"/>
    </style:style>
    <style:style style:name="P10" style:family="paragraph" style:parent-style-name="Standard">
      <style:text-properties fo:font-size="14pt" style:font-size-asian="14pt" style:font-size-complex="14pt"/>
    </style:style>
    <style:style style:name="P11" style:family="paragraph" style:parent-style-name="Standard">
      <style:text-properties fo:font-size="14pt" fo:font-weight="bold" style:font-size-asian="14pt" style:font-weight-asian="bold" style:font-size-complex="14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list-style-name="L1"/>
    <style:style style:name="P14" style:family="paragraph" style:parent-style-name="Standard" style:list-style-name="L3"/>
    <style:style style:name="P15" style:family="paragraph" style:parent-style-name="Standard" style:master-page-name="Standard">
      <style:paragraph-properties style:page-number="auto"/>
      <style:text-properties fo:font-size="16pt" fo:font-weight="bold" style:font-size-asian="16pt" style:font-weight-asian="bold" style:font-size-complex="16pt" style:font-weight-complex="bold"/>
    </style:style>
    <style:style style:name="T1" style:family="text">
      <style:text-properties fo:font-size="12pt" style:font-size-asian="12pt" style:font-size-complex="12pt"/>
    </style:style>
    <style:style style:name="T2" style:family="text">
      <style:text-properties fo:font-style="italic" style:font-style-asian="italic"/>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tab/><text:tab/><text:tab/><text:tab/><text:tab/>Game Manual</text:p>
      <text:p text:style-name="Standard"><text:span text:style-name="T1"/></text:p>
      <text:p text:style-name="P10"><text:tab/><text:span text:style-name="T4">I. Characters</text:span></text:p>
      <text:p text:style-name="P9"><text:tab/>Characters are the cornerstone of the game. They are defined by personality and physical traits, that determine what how capable they are at various tasks, but also how they act (and react). An important thing to remember is that you act as no more than a guide to the character you are playing as. Do not expect to turn a fat, lazy lord into Aegon the Conqueror.</text:p>
      <text:p text:style-name="P9"/>
      <text:p text:style-name="P2"><text:tab/>Personality traits:</text:p>
      <text:list xml:id="list4765973267068897772" text:style-name="L1">
        <text:list-item>
          <text:p text:style-name="P13">Intelligence {Base, Emotional, Economics, Tactical, Strategic}</text:p>
        </text:list-item>
        <text:list-item>
          <text:p text:style-name="P4">Honor</text:p>
        </text:list-item>
        <text:list-item>
          <text:p text:style-name="P4">Secrecy</text:p>
        </text:list-item>
        <text:list-item>
          <text:p text:style-name="P4">Charisma</text:p>
        </text:list-item>
        <text:list-item>
          <text:p text:style-name="P4">Authority</text:p>
        </text:list-item>
        <text:list-item>
          <text:p text:style-name="P4">Brutality</text:p>
        </text:list-item>
        <text:list-item>
          <text:p text:style-name="P4">Courage</text:p>
        </text:list-item>
        <text:list-item>
          <text:p text:style-name="P4">Greed</text:p>
        </text:list-item>
        <text:list-item>
          <text:p text:style-name="P4">Loner/Social Butterfly</text:p>
        </text:list-item>
        <text:list-item>
          <text:p text:style-name="P4">Stress</text:p>
        </text:list-item>
        <text:list-item>
          <text:p text:style-name="P4">Temper</text:p>
        </text:list-item>
        <text:list-item>
          <text:p text:style-name="P4">Lust</text:p>
        </text:list-item>
        <text:list-item>
          <text:p text:style-name="P4">Sloth</text:p>
        </text:list-item>
        <text:list-item>
          <text:p text:style-name="P4">Pride</text:p>
        </text:list-item>
        <text:list-item>
          <text:p text:style-name="P4">Chaotic</text:p>
        </text:list-item>
        <text:list-item>
          <text:p text:style-name="P4">Trust: a measure of how trusting this character is of other characters (ranging from naivety to paranoia)</text:p>
        </text:list-item>
      </text:list>
      <text:p text:style-name="P2"/>
      <text:p text:style-name="P2"><text:tab/>Physical traits:</text:p>
      <text:list xml:id="list1314440652953049702" text:style-name="L2">
        <text:list-item>
          <text:p text:style-name="P5">Weapon Mastery</text:p>
        </text:list-item>
        <text:list-item>
          <text:p text:style-name="P5">Strength</text:p>
        </text:list-item>
        <text:list-item>
          <text:p text:style-name="P5">Agility</text:p>
        </text:list-item>
        <text:list-item>
          <text:p text:style-name="P5">Dexterity</text:p>
        </text:list-item>
        <text:list-item>
          <text:p text:style-name="P5">Constitution</text:p>
        </text:list-item>
        <text:list-item>
          <text:p text:style-name="P5">Fitness</text:p>
        </text:list-item>
        <text:list-item>
          <text:p text:style-name="P5">Beauty</text:p>
        </text:list-item>
      </text:list>
      <text:p text:style-name="P2"/>
      <text:p text:style-name="P2"><text:tab/>The relationship between two characters is defined by three parameters:</text:p>
      <text:list xml:id="list6777938720667053077" text:style-name="L3">
        <text:list-item>
          <text:p text:style-name="P14">Love</text:p>
        </text:list-item>
        <text:list-item>
          <text:p text:style-name="P6">Fear</text:p>
        </text:list-item>
        <text:list-item>
          <text:p text:style-name="P6">Loyalty</text:p>
        </text:list-item>
        <text:list-item>
          <text:p text:style-name="P6">Trust: this parameter is influenced by the character's personality trust attribute; therefore, a paranoid character will hardly ever trust anybody; trust slowly builds up over time, as long as the two characters enjoy a fruitful collaboration (this means trust builds only build between characters in a sort of <text:s/>relationship: marriage, vassalage, alliance etc)</text:p>
        </text:list-item>
      </text:list>
      <text:p text:style-name="P2"/>
      <text:p text:style-name="P2"/>
      <text:p text:style-name="P2"><text:soft-page-break/><text:tab/>The playable characters of the game can hold one (or more) of the following titles: Lord, Lord Paramount or King.</text:p>
      <text:p text:style-name="P2"/>
      <text:p text:style-name="P2"><text:tab/>The Lord’s main duty is to look after his three goats and wooden palisade, and, of course, respect the “contract” with his liege, the Lord Paramount (that is, taxes and troops in time of war). A Lord Paramount will be the liege of multiple goat loving Lords, and, broadly speaking, the King will have a similar relationship with the 7 Lords Paramount (assuming he is not one of them; otherwise there will be 6).</text:p>
      <text:p text:style-name="P2"/>
      <text:p text:style-name="P2"/>
      <text:p text:style-name="P2"/>
      <text:p text:style-name="P2">Joking aside, let’s look at some actions a character can take:</text:p>
      <text:p text:style-name="P1"/>
      <text:p text:style-name="P1">Bribing</text:p>
      <text:p text:style-name="P2"><text:s/>I believe we can catalogue this as an universal action. And, for the sake of simplicity, we’ll stick to only bribing via gold. Evidently, wealth plays a key role here. The wealthier you are, the more money you can throw at a character. If a bribing offer succeeds, the character will be more <text:span text:style-name="T2">inclined</text:span> towards doing what you asked of him, but not obliged in any way. Another way of seeing it is: you managed to bribe an honorable character? You lucky bastard!</text:p>
      <text:p text:style-name="P2"/>
      <text:p text:style-name="P1">Seducing</text:p>
      <text:p text:style-name="P2">It is important to note the fact that ANY character can try and seduce any other character. The results...Let’s just say that they can wildly vary. I think that the most important aspect we need to understand (and indirectly misinform our audience) is that women are not more likely to seduce men.</text:p>
      <text:p text:style-name="P2"/>
      <text:p text:style-name="P1">Threatening</text:p>
      <text:p text:style-name="P1">Arresting</text:p>
      <text:p text:style-name="P1">Revoke title</text:p>
      <text:p text:style-name="P1">Assassinate</text:p>
      <text:p text:style-name="P1">Betroth/Marry</text:p>
      <text:p text:style-name="P2"><text:span text:style-name="T3">Rebellion (against leige)/Declare War (against equal or lower rank)</text:span></text:p>
      <text:p text:style-name="P2">The only true way to stand up for something you don’t agree with. Fine, fine... You can also <text:span text:style-name="T2">try</text:span> to be diplomatic about it. But we all know how that ends in these lands. Nevertheless it should still be there for the fools.</text:p>
      <text:p text:style-name="P2">It should be noted that the superior rank is not obligated to intervene in the war between two inferior titles. E.g.: Lord A and Lord B go to war against each other. They are both vassals of Lord Paramount C. Of course, C can always side with one of them or tell them both to knock it off (crushing both of them if he can and if they don’t comply); but he can always do nothing about it. Though that does have consequences: based on your current relationship with other characters and their personality they will change their view of you. In very broad strokes:</text:p>
      <text:p text:style-name="P2"/>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Bad standing</text:p>
          </table:table-cell>
          <table:table-cell table:style-name="Table1.A1" office:value-type="string">
            <text:p text:style-name="P2">Agree with actions</text:p>
          </table:table-cell>
          <table:table-cell table:style-name="Table1.C1" office:value-type="string">
            <text:p text:style-name="P2">Increase relationship</text:p>
          </table:table-cell>
        </table:table-row>
        <table:table-row table:style-name="Table1.1">
          <table:table-cell table:style-name="Table1.A1" office:value-type="string">
            <text:p text:style-name="P2">Bad standing</text:p>
          </table:table-cell>
          <table:table-cell table:style-name="Table1.A1" office:value-type="string">
            <text:p text:style-name="P2">Disagree with actions</text:p>
          </table:table-cell>
          <table:table-cell table:style-name="Table1.C1" office:value-type="string">
            <text:p text:style-name="P2">Decrease relationship</text:p>
          </table:table-cell>
        </table:table-row>
        <table:table-row table:style-name="Table1.1">
          <table:table-cell table:style-name="Table1.A1" office:value-type="string">
            <text:p text:style-name="P2">Good standing</text:p>
          </table:table-cell>
          <table:table-cell table:style-name="Table1.A1" office:value-type="string">
            <text:p text:style-name="P2">Agree with actions</text:p>
          </table:table-cell>
          <table:table-cell table:style-name="Table1.C1" office:value-type="string">
            <text:p text:style-name="P2">Increase relationship</text:p>
          </table:table-cell>
        </table:table-row>
        <table:table-row table:style-name="Table1.1">
          <table:table-cell table:style-name="Table1.A1" office:value-type="string">
            <text:p text:style-name="P2">Good standing</text:p>
          </table:table-cell>
          <table:table-cell table:style-name="Table1.A1" office:value-type="string">
            <text:p text:style-name="P2">Disagree with actions</text:p>
          </table:table-cell>
          <table:table-cell table:style-name="Table1.C1" office:value-type="string">
            <text:p text:style-name="P2">Decrease relationship</text:p>
          </table:table-cell>
        </table:table-row>
      </table:table>
      <text:p text:style-name="P2"/>
      <text:p text:style-name="P1">Throw excep...I mean, feast</text:p>
      <text:p text:style-name="P11"><text:soft-page-break/><text:tab/>II. Economy</text:p>
      <text:p text:style-name="P1"><text:span text:style-name="T5"><text:tab/>Ambition can hardly go anywhere with an empty purse. Therefore, it is every lord's concern to maximize his revenue. Revenue in this game comes from two sources: towns and agriculture.</text:span></text:p>
      <text:p text:style-name="P1"><text:span text:style-name="T5"><text:tab/>Each province has a fixed base agricultural wealth and a population (we only count able-bodied males). The lands of a province are divided between various nobles (of the same faction - if A is a vassal of B he can only hold lands in provinces owned by B); income from the province is split accordingly. Agricultural income comes in at the end of the year (this point is debatable since Westeros enjoys endless summers), and depends on harvest quality (which is a global constant for the entire world) and the available manpower in the province.</text:span></text:p>
      <text:p text:style-name="P1"><text:span text:style-name="T5"><text:tab/>Provinces may contain one or more towns; each town has its separate wealth. A portion of this wealth will be paid monthly to the province's owner (cities don't rely on seasons to produce their goods).</text:span></text:p>
      <text:p text:style-name="P1"><text:span text:style-name="T5"><text:tab/>While Kings and Lords Paramount need a province to call home (and capital), the lesser Lords are not bound by this restriction. They may posses a province of their own, but they can exist just fine with just portions of land in various provinces.</text:span></text:p>
      <text:p text:style-name="P1"><text:span text:style-name="T5"/></text:p>
      <text:p text:style-name="P12"><text:tab/>III. War</text:p>
      <text:p text:style-name="P9"><text:tab/>In order to maintain and expand their holdings, lords oftentimes have to resort to war. For this purpose, they require an army, which may consist of levies, knights and mercenaries.<text:line-break/><text:tab/>Each soldier has 1 combat value and costs 0.1 gold per month; each knight has 2 combat value and costs 0.2 gold per month; each mercenary has 2 combat value and costs 0.25 gold per month.</text:p>
      <text:p text:style-name="P9"><text:tab/>Levies are raised from the peasants in a lord's province. Specifically he can raise from a province: Prov.manpower * Prov.percentOwnedBy(A) soldiers; (evidently, this decreases tax income#1).</text:p>
      <text:p text:style-name="P9"><text:tab/>You can demobilize a militia anywhere, but if done outside your lands, a portion of your troops (proportional to the distance to your home province) will not reappear in their home province's manpower. (for coding purposes, we will always keep the recruits from province A into unit A) Regardless, you cannot raise levies again for two weeks.<text:line-break/><text:tab/>Lords can also maintain a retinue of knights - creating 1 knight costs 1 gold; recruited units appear in a new unit in the Lord's home province. The retinue is a permanent unit on the map, though it can be dismissed.<text:line-break/><text:tab/>Lords can also hire mercenaries for a temporary boost to their military; there is a mercenary pool common to all lords, which contains various companies. Lords can only hire entire companies, not fractions; each company has a cost to recruit and a monthly salary. It takes one week for a company to arrive to a lord's home province and another week for it to re-enter to pool once dismissed. Rival lords can always try to bribe mercenary companies to their side#2; this switch is instant.<text:line-break/><text:tab/>All vassals are obliged to answer their lord's call to arms by placing all their troops under his command; refusal means open rebellion.<text:line-break/><text:tab/>Field engagements are decided by comparing the combined combat value of each army, multiplied by their leader's relevant skills and with a dash of random; the end result should be a combat advantage : x% for side A and (100-x)% for side B. The greater the difference, the more crushing the victory, and thus the casualty disparity.<text:line-break/><text:tab/>Each province has a fortress (with a fortification value) that must be taken in order to take control of the province. Defeated armies can either retreat into another province or into the local fortress.<text:line-break/><text:tab/>The attacker can either siege it for fortification_value * 2 months, or he can try to storm it: for each fortification level, the attacker must roll a high enough chance (depends on nr of attackers + leadership vs defenders + enemy leader) or lose a portion of his army; the assault may be halted at any <text:soft-page-break/>time.<text:line-break/><text:line-break/><text:tab/><text:span text:style-name="T6">#1</text:span> This isn't a realistic portrayal, as one could demobilize his army one day from harvest and then get his full income and raise the army again. HOWEVER, a realistic portrayal would have to decrease harvest potential for each day the peasants aren't working the field in spring and autumn (which btw don't mean jack shit in Westeros)<text:line-break/><text:tab/>Furthermore, it isn't realistic to drag the entire peasantry from your lands to war; however, an accurate portrayal would have to account for the cost of the weaponry given to the peasants (so the more you raise, the more you have to pay) and also to impose an unhappiness penalty on the peasants (no one wants to get dragged to war), which needs to have some pretty extreme effects if you try to levy EVERY single peasant on your domain (alternatively or, perhaps, in conjunction, there could be some sort of administrative efficiency that sets a max percentage of peasants you can levy - after all, feudal lords, simply did not have the means to account for every single one of the peasants living in his many villages)<text:line-break/><text:tab/><text:span text:style-name="T6">#2</text:span> Depending on the complexity you want to stomach, you can also have a reputation parameter for each company, which is a rough indicator of how likely are they to switch sides; regardless, it should take at least twice the initial payment to entice a company to switch sides.<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4T13:16:48.82</meta:creation-date>
    <dc:date>2014-12-24T13:55:52.21</dc:date>
    <meta:editing-duration>PT23M46S</meta:editing-duration>
    <meta:editing-cycles>3</meta:editing-cycles>
    <meta:generator>OpenOffice/4.0.1$Win32 OpenOffice.org_project/401m5$Build-9714</meta:generator>
    <meta:document-statistic meta:table-count="1" meta:image-count="0" meta:object-count="0" meta:page-count="4" meta:paragraph-count="70" meta:word-count="1524" meta:character-count="8866"/>
  </office:meta>
</office:document-meta>
</file>